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marker-start="Arrow"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r4" style:family="presentation" style:parent-style-name="Default-outline1">
      <style:graphic-properties fo:min-height="11.93cm"/>
    </style:style>
    <style:style style:name="P1" style:family="paragraph">
      <style:text-properties fo:font-size="20pt"/>
    </style:style>
    <style:style style:name="P2" style:family="paragraph">
      <style:paragraph-properties fo:text-align="center"/>
    </style:style>
    <style:style style:name="T1" style:family="text">
      <style:text-properties fo:font-style="italic" style:font-style-asian="italic" style:font-style-complex="italic"/>
    </style:style>
    <style:style style:name="T2" style:family="text">
      <style:text-properties fo:color="#ff3366"/>
    </style:style>
    <style:style style:name="T3" style:family="text">
      <style:text-properties fo:color="#ff3366" fo:font-weight="normal" style:font-weight-asian="normal" style:font-weight-complex="normal"/>
    </style:style>
    <style:style style:name="T4" style:family="text">
      <style:text-properties style:text-position="sub 58%" fo:text-shadow="none" style:font-weight-asian="normal"/>
    </style:style>
    <style:style style:name="T5" style:family="text">
      <style:text-properties fo:text-shadow="none"/>
    </style:style>
    <style:style style:name="T6" style:family="text">
      <style:text-properties style:text-position="sub 58%" fo:text-shadow="none"/>
    </style:style>
    <style:style style:name="T7" style:family="text">
      <style:text-properties fo:font-style="italic" fo:text-shadow="none" style:font-style-asian="italic" style:font-style-complex="italic"/>
    </style:style>
    <style:style style:name="T8" style:family="text">
      <style:text-properties style:text-position="sub 58%"/>
    </style:style>
    <style:style style:name="T9" style:family="text">
      <style:text-properties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style:style style:name="T10" style:family="text">
      <style:text-properties style:text-position="sub 58%"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style:style style:name="T11" style:family="text">
      <style:text-properties style:text-position="sub 58%" fo:font-family="'Standard Symbols L'" style:font-style-name="Regular" style:font-charset="x-symbol" style:font-family-asian="'Standard Symbols L'" style:font-style-name-asian="Regular" style:font-charset-asian="x-symbol" style:font-family-complex="'Standard Symbols L'" style:font-style-name-complex="Regular" style:font-charset-complex="x-symbol"/>
    </style:style>
    <style:style style:name="T12" style:family="text">
      <style:text-properties style:text-position="0% 100%"/>
    </style:style>
    <style:style style:name="T13" style:family="text">
      <style:text-properties fo:font-family="'Standard Symbols L'" style:font-style-name="Regular" style:font-charset="x-symbol" style:font-family-asian="'Standard Symbols L'" style:font-style-name-asian="Regular" style:font-charset-asian="x-symbol" style:font-family-complex="'Standard Symbols L'" style:font-style-name-complex="Regular" style:font-charset-complex="x-symbol"/>
    </style:style>
    <style:style style:name="T14" style:family="text">
      <style:text-properties style:text-position="0% 100%"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style:style style:name="T15" style:family="text">
      <style:text-properties style:text-position="0% 100%" fo:font-family="'Standard Symbols L'" style:font-style-name="Regular" style:font-charset="x-symbol" style:font-family-asian="'Standard Symbols L'" style:font-style-name-asian="Regular" style:font-charset-asian="x-symbol" style:font-family-complex="'Standard Symbols L'" style:font-style-name-complex="Regular" style:font-charset-complex="x-symbol"/>
    </style:style>
    <style:style style:name="T16" style:family="text">
      <style:text-properties style:text-position="sub 58%" fo:font-family="'Liberation Sans'" style:font-family-generic="roman" style:font-pitch="variable" style:font-family-asian="'Standard Symbols L'" style:font-style-name-asian="Regular" style:font-charset-asian="x-symbol" style:font-family-complex="'Standard Symbols L'" style:font-style-name-complex="Regular" style:font-charset-complex="x-symbol"/>
    </style:style>
    <style:style style:name="T17" style:family="text">
      <style:text-properties fo:font-family="'Liberation Sans'" style:font-family-generic="roman" style:font-pitch="variable" style:font-family-asian="'Standard Symbols L'" style:font-style-name-asian="Regular" style:font-charset-asian="x-symbol" style:font-family-complex="'Standard Symbols L'" style:font-style-name-complex="Regular" style:font-charset-complex="x-symbol"/>
    </style:style>
    <style:style style:name="T18" style:family="text">
      <style:text-properties style:text-position="0% 100%" fo:font-family="'Liberation Sans'" style:font-family-generic="roman" style:font-pitch="variable" style:font-family-asian="'Standard Symbols L'" style:font-style-name-asian="Regular" style:font-charset-asian="x-symbol" style:font-family-complex="'Standard Symbols L'" style:font-style-name-complex="Regular" style:font-charset-complex="x-symbol"/>
    </style:style>
    <style:style style:name="T19" style:family="text">
      <style:text-properties style:text-position="0% 100%" fo:font-family="'Liberation Sans'" style:font-family-generic="roman" style:font-pitch="variable" style:font-family-asian="'Standard Symbols L'" style:font-style-name-asian="Regular" style:font-charset-asian="x-symbol" style:font-family-complex="'Standard Symbols L'" style:font-style-name-complex="Regular" style:font-charset-complex="x-symbol"/>
    </style:style>
    <style:style style:name="T20" style:family="text">
      <style:text-properties style:text-position="0% 100%" fo:font-family="'Liberation Sans'" style:font-family-generic="swiss" style:font-pitch="variable" style:font-family-asian="'Standard Symbols L'" style:font-style-name-asian="Regular" style:font-charset-asian="x-symbol" style:font-family-complex="'Standard Symbols L'" style:font-style-name-complex="Regular" style:font-charset-complex="x-symbol"/>
    </style:style>
    <style:style style:name="T21" style:family="text">
      <style:text-properties fo:font-family="'Liberation Sans'" style:font-family-generic="swiss" style:font-pitch="variable" style:font-family-asian="'Standard Symbols L'" style:font-style-name-asian="Regular" style:font-charset-asian="x-symbol" style:font-family-complex="'Standard Symbols L'" style:font-style-name-complex="Regular" style:font-charset-complex="x-symbol"/>
    </style:style>
    <style:style style:name="T22" style:family="text">
      <style:text-properties style:text-position="super 58%" fo:font-family="'Liberation Sans'" style:font-family-generic="swiss" style:font-pitch="variable" style:font-family-asian="'Standard Symbols L'" style:font-style-name-asian="Regular" style:font-charset-asian="x-symbol" style:font-family-complex="'Standard Symbols L'" style:font-style-name-complex="Regular" style:font-charset-complex="x-symbol"/>
    </style:style>
    <style:style style:name="T23" style:family="text">
      <style:text-properties style:text-position="sub 58%" fo:font-family="'Liberation Sans'" style:font-family-generic="swiss" style:font-pitch="variable" style:font-family-asian="'Standard Symbols L'" style:font-style-name-asian="Regular" style:font-charset-asian="x-symbol" style:font-family-complex="'Standard Symbols L'" style:font-style-name-complex="Regular" style:font-charset-complex="x-symbo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5.209cm" svg:x="1.524cm" svg:y="6.604cm" presentation:class="title" presentation:user-transformed="true">
          <draw:text-box>
            <text:p>A Winnow Based Approach to Context Sensitive Spelling Correctio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otivation</text:p>
          </draw:text-box>
        </draw:frame>
        <draw:frame presentation:style-name="pr3" draw:layer="layout" svg:width="25.199cm" svg:height="16.764cm" svg:x="1.979cm" svg:y="3.71cm" presentation:class="outline" presentation:user-transformed="true">
          <draw:text-box>
            <text:list text:style-name="L2">
              <text:list-item>
                <text:p>Spellcheckers are widely used to fix non-words errors but the predominant type of spelling errors are the ones that results in real but unintended words</text:p>
              </text:list-item>
              <text:list-item>
                <text:p>For example, typing <text:span text:style-name="T1">there</text:span> when <text:span text:style-name="T1">their</text:span> was intended</text:p>
              </text:list-item>
              <text:list-item>
                <text:p>requires completely diff. technology than conventional spell checkers</text:p>
              </text:list-item>
              <text:list-item>
                <text:p>account anywhere from 25% to over 50 % of the observed spelling errors</text:p>
              </text:list-item>
              <text:list-item>
                <text:p>Large scale real world task</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ask?</text:p>
          </draw:text-box>
        </draw:frame>
        <draw:frame presentation:style-name="pr3" draw:layer="layout" svg:width="25.199cm" svg:height="15.914cm" svg:x="1.4cm" svg:y="4.914cm" presentation:class="outline" presentation:user-transformed="true">
          <draw:text-box>
            <text:list text:style-name="L2">
              <text:list-item>
                <text:p>Context sensitive spelling correction requires analyzing the context to infer when some other word is more likely to have been intended.</text:p>
              </text:list-item>
              <text:list-item>
                <text:p>Task includes fixing errors like:</text:p>
                <text:list>
                  <text:list-header>
                    <text:p>Homophone errors: “peace” and “piece”</text:p>
                    <text:p>Typographic errors: “form” and “from”</text:p>
                    <text:p>Grammatical errors: “among” and “between”</text:p>
                    <text:p>Errors crossing word boundaries: “may be” and “maybe”</text:p>
                    <text:p/>
                  </text:list-header>
                </text:list>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hallenges</text:p>
          </draw:text-box>
        </draw:frame>
        <draw:frame presentation:style-name="pr3" draw:layer="layout" svg:width="25.199cm" svg:height="12.179cm" svg:x="1.4cm" svg:y="4.914cm" presentation:class="outline" presentation:user-transformed="true">
          <draw:text-box>
            <text:list text:style-name="L2">
              <text:list-item>
                <text:p>Richness of linguistic structures to be represented results in high-dimensional feature space for the problems.</text:p>
                <text:p/>
              </text:list-item>
              <text:list-item>
                <text:p>Target concept depends on a small subset of features leaving others as irrelevant for it.</text:p>
                <text:p/>
              </text:list-item>
              <text:list-item>
                <text:p>This paper proposed an approach called <text:span text:style-name="T2">WinSpell</text:span>, combining variants of Winnow (Littlestone, 1988) and Weighted Majority (Littlestone and Warmuth, 1994) </text:p>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392cm" presentation:class="title" presentation:user-transformed="true">
          <draw:text-box>
            <text:p>Related work</text:p>
          </draw:text-box>
        </draw:frame>
        <draw:frame presentation:style-name="pr3" draw:layer="layout" svg:width="25.199cm" svg:height="15.66cm" svg:x="1.4cm" svg:y="3.898cm" presentation:class="outline" presentation:user-transformed="true">
          <draw:text-box>
            <text:list text:style-name="L2">
              <text:list-item>
                <text:p>Word trigrams (Mays et al., 1991)</text:p>
              </text:list-item>
              <text:list-item>
                <text:p>Bayesian classifiers (Gale et al., 1993)</text:p>
              </text:list-item>
              <text:list-item>
                <text:p>Decision list (Yarowsky, 1994)</text:p>
              </text:list-item>
              <text:list-item>
                <text:p><text:span text:style-name="T2">Bayesian hybrids: (Golding, 1995)</text:span></text:p>
              </text:list-item>
              <text:list-item>
                <text:p>Combination of part-of-speech trigrams and Bayesian hybrids (Golding, 1995)</text:p>
              </text:list-item>
              <text:list-item>
                <text:p>Transformation based learning (Mangu and Brill, 1997)</text:p>
              </text:list-item>
              <text:list-item>
                <text:p>Latent semantic analysis (Jones and Martin, 1997)</text:p>
              </text:list-item>
              <text:list-item>
                <text:p>Differential grammars (Powers, 1997)</text:p>
              </text:list-item>
              <text:list-item>
                <text:p><text:span text:style-name="T3">BaySpell (Golding, 1995) a statistics based method represents the state of the art for this task</text:span></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304cm" presentation:class="title" presentation:user-transformed="true">
          <draw:text-box>
            <text:p>Problem Formulation</text:p>
          </draw:text-box>
        </draw:frame>
        <draw:frame presentation:style-name="pr3" draw:layer="layout" svg:width="25.199cm" svg:height="16.086cm" svg:x="1.725cm" svg:y="3.98cm" presentation:class="outline" presentation:user-transformed="true">
          <draw:text-box>
            <text:list text:style-name="L2">
              <text:list-item>
                <text:p>The ambiguous words are modelled by confusion sets, C = {W<text:span text:style-name="T4">1</text:span><text:span text:style-name="T5">,W</text:span><text:span text:style-name="T6">2</text:span><text:span text:style-name="T5">.....W</text:span><text:span text:style-name="T6">n</text:span><text:span text:style-name="T5">)</text:span></text:p>
              </text:list-item>
              <text:list-item>
                <text:p><text:span text:style-name="T5">Target problem here consists of : Sentence and the target word in that sentence to correct.</text:span></text:p>
              </text:list-item>
              <text:list-item>
                <text:p><text:span text:style-name="T5">Problem is represented as an active feature F which indicate the presence of a particular linguistic pattern in the context of the target word.</text:span></text:p>
              </text:list-item>
              <text:list-item>
                <text:p><text:span text:style-name="T5">Two types of features: Context words, collocations</text:span></text:p>
              </text:list-item>
              <text:list-item>
                <text:p><text:span text:style-name="T5">Context words test for the presence of a particular word within +- k words of the target word.</text:span></text:p>
              </text:list-item>
              <text:list-item>
                <text:p><text:span text:style-name="T5">Collocations test for a pattern of up to </text:span><text:span text:style-name="T7">l</text:span><text:span text:style-name="T5"> contiguous words/ part-of-speech tags around the target word.</text:span></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12.179cm" svg:x="1.4cm" svg:y="3.315cm" presentation:class="outline" presentation:user-transformed="true">
          <draw:text-box>
            <text:list text:style-name="L2">
              <text:list-item>
                <text:p>Example of features for confusion set C = {weather, whether} include:</text:p>
                <text:p>1. cloudy within +- 10 words</text:p>
                <text:p>2. _ to VERB</text:p>
                <text:p/>
              </text:list-item>
              <text:list-item>
                <text:p>Context features refer to the lexical atmosphere around the target word whereas collocations refer to the local syntax around the target word.</text:p>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isting approach: BaySpell</text:p>
          </draw:text-box>
        </draw:frame>
        <draw:frame presentation:style-name="pr3" draw:layer="layout" svg:width="25.199cm" svg:height="12.179cm" svg:x="1.4cm" svg:y="6.096cm" presentation:class="outline" presentation:user-transformed="true">
          <draw:text-box>
            <text:list text:style-name="L2">
              <text:list-item>
                <text:p>Given a sentence with a target word to correct, BaySpell starts by invoking a feature extractor (pruning enabled) that converts the sentence into active features.</text:p>
                <text:p/>
              </text:list-item>
              <text:list-item>
                <text:p>Suppose BaySpell acts a naive Bayesian <text:s/>classifier. It would then calculate the probability that each word W<text:span text:style-name="T8">i</text:span> is the correct identity of the target word, given the features F have been observed using Bayes' rule with conditional probability assumption.</text:p>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19.906cm" svg:x="1.4cm" svg:y="0.414cm" presentation:class="outline" presentation:user-transformed="true">
          <draw:text-box>
            <text:list text:style-name="L2">
              <text:list-item>
                <text:p>posterior = (prior * likelihood) / evidence</text:p>
              </text:list-item>
              <text:list-item>
                <text:p>P(W<text:span text:style-name="T8">i</text:span>|F) = <text:span text:style-name="T9">Π</text:span><text:span text:style-name="T10">f</text:span><text:span text:style-name="T11">Î</text:span><text:span text:style-name="T10">F </text:span><text:span text:style-name="T9">P(f|W</text:span><text:span text:style-name="T10">i</text:span><text:span text:style-name="T9">)</text:span> * P(W<text:span text:style-name="T8">i </text:span><text:span text:style-name="T12">) / P(F)</text:span></text:p>
                <text:p><text:span text:style-name="T12">where each probability at right hand side is calculated by maximum likelihood estimation (MLE)</text:span></text:p>
              </text:list-item>
              <text:list-item>
                <text:p><text:span text:style-name="T12">Word with highest P(W</text:span><text:span text:style-name="T8">i</text:span><text:span text:style-name="T12">|F) would be picked up as answer.</text:span></text:p>
              </text:list-item>
              <text:list-item>
                <text:p><text:span text:style-name="T12">BaySpell differs in two aspects:</text:span><text:span text:style-name="T12"><text:line-break/></text:span><text:span text:style-name="T12">1. Dependency Resolution: does not assume conditional independence among features rather detect strong dependencies, and resolve them by deleting features until left with a set F' of independent features which are then used in place of F.</text:span></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19.545cm" svg:x="1.27cm" svg:y="1.029cm" presentation:class="outline" presentation:user-transformed="true">
          <draw:text-box>
            <text:list text:style-name="L2">
              <text:list-item>
                <text:p>2. Smoothing technique : BaySpell does not use MLE as it tends to give likelihoods of 0.0 for rare features which are abundant in this task. Instead it performs smoothing by interpolating between MLE of <text:span text:style-name="T9">P(f|W</text:span><text:span text:style-name="T10">i</text:span><text:span text:style-name="T9">) </text:span>and the MLE of uni-gram probability P(f).</text:p>
              </text:list-item>
              <text:list-item>
                <text:p><text:span text:style-name="T9">P</text:span><text:span text:style-name="T10">interp</text:span><text:span text:style-name="T9">(f|W</text:span><text:span text:style-name="T10">i</text:span><text:span text:style-name="T9">) = (1-</text:span><text:span text:style-name="T13">l</text:span><text:span text:style-name="T9">)*P</text:span><text:span text:style-name="T10">ML</text:span><text:span text:style-name="T9">(f|W</text:span><text:span text:style-name="T10">i</text:span><text:span text:style-name="T9">) + (</text:span><text:span text:style-name="T13">l*</text:span><text:span text:style-name="T9">P(f))</text:span></text:p>
                <text:p><text:span text:style-name="T9">where </text:span><text:span text:style-name="T13">l</text:span><text:span text:style-name="T9"> is set as the probability that the presence of the feature f is independent of the word W</text:span><text:span text:style-name="T10">i</text:span><text:span text:style-name="T14">. It is the chi-square probability that the observed association between f and W</text:span><text:span text:style-name="T10">i</text:span><text:span text:style-name="T14"> is due to chance.</text:span></text:p>
              </text:list-item>
            </text:list>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inSpell</text:p>
          </draw:text-box>
        </draw:frame>
        <draw:frame presentation:style-name="pr3" draw:layer="layout" svg:width="25.199cm" svg:height="12.179cm" svg:x="1.4cm" svg:y="4.914cm" presentation:class="outline">
          <draw:text-box>
            <text:list text:style-name="L2">
              <text:list-item>
                <text:p>It learns the contextual characteristics of each word W<text:span text:style-name="T8">i </text:span><text:span text:style-name="T12">individually. This learning can then be used to distinguish W</text:span><text:span text:style-name="T8">i </text:span><text:span text:style-name="T12">from any other word in the set as well as to perform natural learning tasks.</text:span></text:p>
              </text:list-item>
              <text:list-item>
                <text:p><text:span text:style-name="T12">The approach developed is influenced from Neuroidal system by Valiant (1994).</text:span></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eneral approach</text:p>
          </draw:text-box>
        </draw:frame>
        <draw:frame presentation:style-name="pr4" draw:layer="layout" svg:width="25.199cm" svg:height="16.086cm" svg:x="1.4cm" svg:y="3.614cm" presentation:class="outline" presentation:user-transformed="true">
          <draw:text-box>
            <text:list text:style-name="L2">
              <text:list-item>
                <text:p>The system consists of high level concepts, for which humans have words and low level predicates (they encode the current state of world &amp; are input to the architecture from outside) from which high level ones are composed.</text:p>
              </text:list-item>
              <text:list-item>
                <text:p>Each high-level concept is learned by a cloud or ensemble of classifiers.</text:p>
              </text:list-item>
              <text:list-item>
                <text:p>All classifiers within the cloud learn the cloud's high-level concept autonomously as a function of the same lower-level predicates but with different learning parameter values.</text:p>
              </text:list-item>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12.18cm" svg:x="1.4cm" svg:y="4.914cm" presentation:class="outline">
          <draw:text-box>
            <text:list text:style-name="L2">
              <text:list-item>
                <text:p>Within each classifier a variant of <text:span text:style-name="T1">Winnow</text:span> algorithm is used. Training occurs when the architecture interacts with the world.</text:p>
              </text:list-item>
              <text:list-item>
                <text:p>ex. by reading a sentence; the architecture receives new values for its lower-level predicates which in turn train the high level ensemble of classifiers.</text:p>
              </text:list-item>
              <text:list-item>
                <text:p>It is an on-line learning process that is done on a continuous basis.</text:p>
              </text:list-item>
            </text:list>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8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innow</text:p>
          </draw:text-box>
        </draw:frame>
        <draw:frame presentation:style-name="pr4" draw:layer="layout" svg:width="25.199cm" svg:height="15.66cm" svg:x="1.4cm" svg:y="4.914cm" presentation:class="outline" presentation:user-transformed="true">
          <draw:text-box>
            <text:list text:style-name="L2">
              <text:list-item>
                <text:p>Each classifier takes as input a representation of a target sentence as a set of active features and return a binary decision as to whether its word W<text:span text:style-name="T8">i</text:span> belongs in the sentence.</text:p>
              </text:list-item>
              <text:list-item>
                <text:p>It returns a classification of 1(+ve) iff:</text:p>
                <text:list>
                  <text:list-item>
                    <text:p><text:span text:style-name="T15">S</text:span><text:span text:style-name="T16">f</text:span><text:span text:style-name="T11">Î</text:span><text:span text:style-name="T16">F</text:span><text:span text:style-name="T12">W</text:span><text:span text:style-name="T8">f</text:span> &gt; <text:span text:style-name="T13">q</text:span></text:p>
                  </text:list-item>
                </text:list>
                <text:p>where <text:span text:style-name="T12">W</text:span><text:span text:style-name="T8">f </text:span>is the weight on the arc connecting f to the classifier at hand and <text:span text:style-name="T13">q</text:span><text:span text:style-name="T17"> </text:span>is the threshold parameter.</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19.05cm" svg:x="0.963cm" svg:y="1.016cm" presentation:class="outline" presentation:user-transformed="true">
          <draw:text-box>
            <text:list text:style-name="L2">
              <text:list-item>
                <text:p>Initially the classifier has no connection to any feature in the network. Through training, it establishes appropriate connections and learns weight for these connections.</text:p>
              </text:list-item>
              <text:list-item>
                <text:p>TRAINING:</text:p>
                <text:list>
                  <text:list-header>
                    <text:p>1. For training the classifier on the example, appropriate connections between classifier and the active features F are established. If there is no connection present and the sentence is a positive example for the classifier, then we add a connection between the feature f and the classifier with a default weight of 0.1</text:p>
                  </text:list-header>
                  <text:list-item>
                    <text:p>No connection is <text:s/>made if the sentence is a negative example.</text:p>
                  </text:list-item>
                  <text:list-item>
                    <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16.84cm" svg:x="1.4cm" svg:y="0.254cm" presentation:class="outline" presentation:user-transformed="true">
          <draw:text-box>
            <text:list text:style-name="L2">
              <text:list-item>
                <text:p>2. Next step is to update the weights on the connections using Winnow update rule(mistake driven)</text:p>
                <text:list>
                  <text:list-item>
                    <text:p>If classifier predicts 0 for a positive (1) example, then the weights are promoted:</text:p>
                    <text:p><text:span text:style-name="T12"><text:s/></text:span><text:span text:style-name="T15">"</text:span><text:span text:style-name="T12"> f </text:span><text:span text:style-name="T15">Î</text:span><text:span text:style-name="T12">F, W</text:span><text:span text:style-name="T8">f <text:s text:c="9"/></text:span><text:span text:style-name="T15">a</text:span><text:span text:style-name="T18">.</text:span><text:span text:style-name="T12">W</text:span><text:span text:style-name="T8">f <text:s/></text:span><text:span text:style-name="T12">where </text:span><text:span text:style-name="T15">a &gt; 1</text:span></text:p>
                  </text:list-item>
                  <text:list-item>
                    <text:p>Otherwise demoted:</text:p>
                    <text:p><text:span text:style-name="T15">"</text:span><text:span text:style-name="T12"> f </text:span><text:span text:style-name="T15">Î</text:span><text:span text:style-name="T12">F, W</text:span><text:span text:style-name="T8">f <text:s text:c="10"/></text:span><text:span text:style-name="T15">b</text:span><text:span text:style-name="T19">.</text:span><text:span text:style-name="T12">W</text:span><text:span text:style-name="T8">f </text:span><text:span text:style-name="T12">where </text:span><text:span text:style-name="T15">b = (0,1)</text:span></text:p>
                  </text:list-item>
                  <text:list-item>
                    <text:p><text:span text:style-name="T20">The update time of the algo. Depends on the number of active features and not on the total no. Of features in the domain.</text:span></text:p>
                    <text:p><text:span text:style-name="T20"/></text:p>
                  </text:list-item>
                </text:list>
              </text:list-item>
            </text:list>
          </draw:text-box>
        </draw:frame>
        <draw:custom-shape draw:style-name="gr2" draw:text-style-name="P2" draw:layer="layout" svg:width="1.016cm" svg:height="0.508cm" svg:x="8.79cm" svg:y="7.84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1.016cm" svg:height="0.508cm" svg:x="8.69cm" svg:y="11.34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ighted Majority</text:p>
          </draw:text-box>
        </draw:frame>
        <draw:frame presentation:style-name="pr4" draw:layer="layout" svg:width="25.199cm" svg:height="17.018cm" svg:x="1.4cm" svg:y="3.81cm" presentation:class="outline" presentation:user-transformed="true">
          <draw:text-box>
            <text:list text:style-name="L2">
              <text:list-item>
                <text:p>WinSpell combines the evidence from multiple classifiers to evaluate the evidence of a given word.</text:p>
              </text:list-item>
              <text:list-item>
                <text:p>Each classifier makes different prediction, depending on the accuracy of its prediction a weight is derived.</text:p>
              </text:list-item>
              <text:list-item>
                <text:p>For example, here a cloud is composed of 5 classifiers, differing in the value of <text:span text:style-name="T13">b </text:span><text:span text:style-name="T21">(.5,.6,.7,.8,.9).</text:span></text:p>
              </text:list-item>
              <text:list-item>
                <text:p><text:span text:style-name="T21">The weighting scheme assigns to the jth classifier a weight </text:span><text:span text:style-name="T13">l</text:span><text:span text:style-name="T22">m</text:span><text:span text:style-name="T23">j <text:s/></text:span><text:span text:style-name="T20">where m</text:span><text:span text:style-name="T23">j</text:span><text:span text:style-name="T20"> is the total no. of mistakes made by the classifier and </text:span><text:span text:style-name="T15">l </text:span><text:span text:style-name="T20">is a constant.</text:span></text:p>
              </text:list-item>
              <text:list-item>
                <text:p>The final activation level output by the cloud is the sum of the predictions of its member classifiers weighted on the above mentioned weights.</text:p>
              </text:list-item>
              <text:list-item>
                <text:p>The weight of the classifier that makes many mistakes <text:s/>decreases with time.</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erformance</text:p>
          </draw:text-box>
        </draw:frame>
        <draw:frame presentation:style-name="pr3" draw:layer="layout" svg:width="25.199cm" svg:height="15.986cm" svg:x="1.4cm" svg:y="4.414cm" presentation:class="outline" presentation:user-transformed="true">
          <draw:text-box>
            <text:list text:style-name="L2">
              <text:list-item>
                <text:p>When run on an unpruned set, WinSpell achieved higher accuracy than BaySpell could achieve on either pruned or unpruned set.</text:p>
              </text:list-item>
              <text:list-item>
                <text:p>WinSpell exhibits highest performance when compared to other systems.</text:p>
              </text:list-item>
              <text:list-item>
                <text:p>The major factor that contributes to it superiority is that it learns a better linear separator than <text:s/>BaySpell could learn.</text:p>
              </text:list-item>
              <text:list-item>
                <text:p>When using a test set from a diff. Corpus than training set, WinSpell was better able to learn using sup/unsup approach that is to use supervised learning on training set and unsupervised on test set.</text:p>
              </text:list-item>
            </text:list>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harp'"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harp'"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12T09:18:26</meta:creation-date>
    <dc:date>2013-08-13T02:17:30</dc:date>
    <meta:editing-duration>PT5H20M4S</meta:editing-duration>
    <meta:editing-cycles>33</meta:editing-cycles>
    <meta:generator>LibreOffice/3.6$Linux_X86_64 LibreOffice_project/360m1$Build-2</meta:generator>
    <meta:document-statistic meta:object-count="92"/>
  </office:meta>
</office:document-meta>
</file>